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wardModel.setContextRelative( boolean contextRelat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wardModel.addActionOutput( ActionOutputModel actionOutp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wardModel.forwardsToPageFl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wardModel.addSetProperty( XmlModelWriter xw , Element element , String propertyName , String property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wardModel.getContextRela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wardMode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wardModel.setReturnToPage( boolean returnToP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wardModel.isRestoreQuery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wardModel.isNestedRetu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wardModel.isReturnTo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wardModel.getOutputFormBeanMe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wardModel.setReturnToAction( boolean returnTo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wardModel.setRedirect( boolean redir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wardModel.setIsNestedReturn( boolean nestedRetu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wardModel.getActio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rwardModel.isExternalRedir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wardModel.isReturnToP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wardModel.isRedir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wardModel.setExternalRedirect( boolean externalRedir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wardModel.setRestoreQueryString( boolean rest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wardModel.isPageForwa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wardModel.forwardsTo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wardModel.forwardsToP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wardModel.setOutputFormBeanType( String outputFormBea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wardModel.setOutputFormBeanMember( String outputFormBeanMe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wardModel.setRelativeTo( String relativeT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wardModel.getPage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rwardModel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wardModel.ForwardModel( StrutsApp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wardModel.writeToElement( XmlModelWriter xw , Element element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ForwardModel.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wardModel.getOutputFormBea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wardModel.ForwardModel( String name , String path , StrutsApp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rwardModel.setPath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